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ara fornecer ao usuário a opção de fazer ou não o download da atualização, você pode usar um `AlertDialog` para mostrar uma mensagem ao usuário com opções para confirmar ou cancelar o download. Aqui está como você pode fazer isso:</text:p>
      <text:p text:style-name="Standard"/>
      <text:p text:style-name="Standard">### Passos para Adicionar Opção de Atualização</text:p>
      <text:p text:style-name="Standard"/>
      <text:p text:style-name="Standard">1. **Mostrar um `AlertDialog`**: Quando uma atualização estiver disponível, exiba um `AlertDialog` para que o usuário possa optar por iniciar o download ou cancelar.</text:p>
      <text:p text:style-name="Standard"/>
      <text:p text:style-name="Standard">2. **Iniciar o Download**: Se o usuário confirmar, inicie o download e mostre a notificação apropriada.</text:p>
      <text:p text:style-name="Standard"/>
      <text:p text:style-name="Standard">3. **Cancelar o Download**: Se o usuário cancelar, simplesmente não faça nada.</text:p>
      <text:p text:style-name="Standard"/>
      <text:p text:style-name="Standard">### Código Atualizado</text:p>
      <text:p text:style-name="Standard"/>
      <text:p text:style-name="Standard">Aqui está um exemplo de como você pode atualizar o código para incluir a opção do usuário:</text:p>
      <text:p text:style-name="Standard"/>
      <text:p text:style-name="Standard">#### `MainActivity.java`</text:p>
      <text:p text:style-name="Standard"/>
      <text:p text:style-name="Standard">```java</text:p>
      <text:p text:style-name="Standard">package co.tiagoaguiar.app_cti_ifes_serra;</text:p>
      <text:p text:style-name="Standard"/>
      <text:p text:style-name="Standard">import android.app.AlertDialog;</text:p>
      <text:p text:style-name="Standard">import android.app.DownloadManager;</text:p>
      <text:p text:style-name="Standard">import android.content.BroadcastReceiver;</text:p>
      <text:p text:style-name="Standard">import android.content.Context;</text:p>
      <text:p text:style-name="Standard">import android.content.DialogInterface;</text:p>
      <text:p text:style-name="Standard">import android.content.Intent;</text:p>
      <text:p text:style-name="Standard">import android.content.IntentFilter;</text:p>
      <text:p text:style-name="Standard">import android.content.pm.PackageInfo;</text:p>
      <text:p text:style-name="Standard">import android.content.pm.PackageManager;</text:p>
      <text:p text:style-name="Standard">import android.net.Uri;</text:p>
      <text:p text:style-name="Standard">import android.os.Bundle;</text:p>
      <text:p text:style-name="Standard">import android.os.Environment;</text:p>
      <text:p text:style-name="Standard">import android.webkit.WebSettings;</text:p>
      <text:p text:style-name="Standard">import android.webkit.WebView;</text:p>
      <text:p text:style-name="Standard">import android.webkit.WebViewClient;</text:p>
      <text:p text:style-name="Standard">import android.widget.Toast;</text:p>
      <text:p text:style-name="Standard">import androidx.appcompat.app.AppCompatActivity;</text:p>
      <text:p text:style-name="Standard"/>
      <text:p text:style-name="Standard">import okhttp3.Call;</text:p>
      <text:p text:style-name="Standard">import okhttp3.Callback;</text:p>
      <text:p text:style-name="Standard">import okhttp3.OkHttpClient;</text:p>
      <text:p text:style-name="Standard">import okhttp3.Request;</text:p>
      <text:p text:style-name="Standard">import okhttp3.Response;</text:p>
      <text:p text:style-name="Standard"/>
      <text:p text:style-name="Standard">import org.json.JSONException;</text:p>
      <text:p text:style-name="Standard">import org.json.JSONObject;</text:p>
      <text:p text:style-name="Standard"/>
      <text:p text:style-name="Standard">import java.io.IOException;</text:p>
      <text:p text:style-name="Standard"/>
      <text:p text:style-name="Standard"><text:soft-page-break/>public class MainActivity extends AppCompatActivity {</text:p>
      <text:p text:style-name="Standard"/>
      <text:p text:style-name="Standard"><text:s text:c="4"/>private static final String VERSION_URL = "http://example.com/path/to/your/version.json";</text:p>
      <text:p text:style-name="Standard"><text:s text:c="4"/>private static final String APK_DOWNLOAD_PATH = Environment.DIRECTORY_DOWNLOADS + "/app-update.apk";</text:p>
      <text:p text:style-name="Standard"><text:s text:c="4"/>private WebView webView;</text:p>
      <text:p text:style-name="Standard"/>
      <text:p text:style-name="Standard"><text:s text:c="4"/>@Override</text:p>
      <text:p text:style-name="Standard"><text:s text:c="4"/>protected void onCreate(Bundle savedInstanceState) {</text:p>
      <text:p text:style-name="Standard"><text:s text:c="8"/>super.onCreate(savedInstanceState);</text:p>
      <text:p text:style-name="Standard"><text:s text:c="8"/>setContentView(R.layout.activity_main);</text:p>
      <text:p text:style-name="Standard"/>
      <text:p text:style-name="Standard"><text:s text:c="8"/>webView = findViewById(R.id.webView);</text:p>
      <text:p text:style-name="Standard"><text:s text:c="8"/>WebSettings webSettings = webView.getSettings();</text:p>
      <text:p text:style-name="Standard"><text:s text:c="8"/>webSettings.setJavaScriptEnabled(true);</text:p>
      <text:p text:style-name="Standard"><text:s text:c="8"/>webSettings.setDomStorageEnabled(true);</text:p>
      <text:p text:style-name="Standard"><text:s text:c="8"/>webView.setWebViewClient(new WebViewClient());</text:p>
      <text:p text:style-name="Standard"><text:s text:c="8"/>webView.loadUrl("https://www.yourwebsite.com");</text:p>
      <text:p text:style-name="Standard"/>
      <text:p text:style-name="Standard"><text:s text:c="8"/>try {</text:p>
      <text:p text:style-name="Standard"><text:s text:c="12"/>PackageInfo pInfo = getPackageManager().getPackageInfo(getPackageName(), 0);</text:p>
      <text:p text:style-name="Standard"><text:s text:c="12"/>String currentVersion = pInfo.versionName;</text:p>
      <text:p text:style-name="Standard"><text:s text:c="12"/>checkForUpdates(currentVersion);</text:p>
      <text:p text:style-name="Standard"><text:s text:c="8"/>} catch (PackageManager.NameNotFoundException e) {</text:p>
      <text:p text:style-name="Standard"><text:s text:c="12"/>e.printStackTrace();</text:p>
      <text:p text:style-name="Standard"><text:s text:c="8"/>}</text:p>
      <text:p text:style-name="Standard"><text:s text:c="4"/>}</text:p>
      <text:p text:style-name="Standard"/>
      <text:p text:style-name="Standard"><text:s text:c="4"/>private void checkForUpdates(String currentVersion) {</text:p>
      <text:p text:style-name="Standard"><text:s text:c="8"/>OkHttpClient client = new OkHttpClient();</text:p>
      <text:p text:style-name="Standard"/>
      <text:p text:style-name="Standard"><text:s text:c="8"/>Request request = new Request.Builder()</text:p>
      <text:p text:style-name="Standard"><text:s text:c="16"/>.url(VERSION_URL)</text:p>
      <text:p text:style-name="Standard"><text:s text:c="16"/>.build();</text:p>
      <text:p text:style-name="Standard"/>
      <text:p text:style-name="Standard"><text:s text:c="8"/>client.newCall(request).enqueue(new Callback() {</text:p>
      <text:p text:style-name="Standard"><text:s text:c="12"/>@Override</text:p>
      <text:p text:style-name="Standard"><text:s text:c="12"/>public void onFailure(Call call, IOException e) {</text:p>
      <text:p text:style-name="Standard"><text:s text:c="16"/>e.printStackTrace();</text:p>
      <text:p text:style-name="Standard"><text:s text:c="12"/>}</text:p>
      <text:p text:style-name="Standard"/>
      <text:p text:style-name="Standard"><text:s text:c="12"/>@Override</text:p>
      <text:p text:style-name="Standard"><text:s text:c="12"/>public void onResponse(Call call, Response response) throws IOException {</text:p>
      <text:p text:style-name="Standard"><text:s text:c="16"/>if (response.isSuccessful()) {</text:p>
      <text:p text:style-name="Standard"><text:s text:c="20"/>String responseBody = response.body().string();</text:p>
      <text:p text:style-name="Standard"><text:s text:c="20"/>try {</text:p>
      <text:p text:style-name="Standard"><text:s text:c="24"/>JSONObject jsonObject = new JSONObject(responseBody);</text:p>
      <text:p text:style-name="Standard"><text:s text:c="24"/>String latestVersion = jsonObject.getString("version");</text:p>
      <text:p text:style-name="Standard"><text:s text:c="24"/>String apkUrl = jsonObject.getString("url");</text:p>
      <text:p text:style-name="Standard"/>
      <text:p text:style-name="Standard"><text:s text:c="24"/>if (!currentVersion.equals(latestVersion)) {</text:p>
      <text:p text:style-name="Standard"><text:s text:c="28"/>runOnUiThread(() -&gt; showUpdateDialog(apkUrl));</text:p>
      <text:p text:style-name="Standard"><text:soft-page-break/><text:s text:c="24"/>} else {</text:p>
      <text:p text:style-name="Standard"><text:s text:c="28"/>runOnUiThread(() -&gt; Toast.makeText(MainActivity.this, "App is up to date", Toast.LENGTH_SHORT).show());</text:p>
      <text:p text:style-name="Standard"><text:s text:c="24"/>}</text:p>
      <text:p text:style-name="Standard"><text:s text:c="20"/>} catch (JSONException e) {</text:p>
      <text:p text:style-name="Standard"><text:s text:c="24"/>e.printStackTrace();</text:p>
      <text:p text:style-name="Standard"><text:s text:c="20"/>}</text:p>
      <text:p text:style-name="Standard"><text:s text:c="16"/>}</text:p>
      <text:p text:style-name="Standard"><text:s text:c="12"/>}</text:p>
      <text:p text:style-name="Standard"><text:s text:c="8"/>});</text:p>
      <text:p text:style-name="Standard"><text:s text:c="4"/>}</text:p>
      <text:p text:style-name="Standard"/>
      <text:p text:style-name="Standard"><text:s text:c="4"/>private void showUpdateDialog(String apkUrl) {</text:p>
      <text:p text:style-name="Standard"><text:s text:c="8"/>new AlertDialog.Builder(this)</text:p>
      <text:p text:style-name="Standard"><text:s text:c="16"/>.setTitle("Update Available")</text:p>
      <text:p text:style-name="Standard"><text:s text:c="16"/>.setMessage("A new version of the app is available. Do you want to download it?")</text:p>
      <text:p text:style-name="Standard"><text:s text:c="16"/>.setPositiveButton("Yes", (dialog, which) -&gt; startDownload(apkUrl))</text:p>
      <text:p text:style-name="Standard"><text:s text:c="16"/>.setNegativeButton("No", (dialog, which) -&gt; dialog.dismiss())</text:p>
      <text:p text:style-name="Standard"><text:s text:c="16"/>.show();</text:p>
      <text:p text:style-name="Standard"><text:s text:c="4"/>}</text:p>
      <text:p text:style-name="Standard"/>
      <text:p text:style-name="Standard"><text:s text:c="4"/>private void startDownload(String apkUrl) {</text:p>
      <text:p text:style-name="Standard"><text:s text:c="8"/>Toast.makeText(MainActivity.this, "Downloading update...", Toast.LENGTH_SHORT).show();</text:p>
      <text:p text:style-name="Standard"/>
      <text:p text:style-name="Standard"><text:s text:c="8"/>DownloadManager.Request request = new DownloadManager.Request(Uri.parse(apkUrl));</text:p>
      <text:p text:style-name="Standard"><text:s text:c="8"/>request.setTitle("Downloading Update");</text:p>
      <text:p text:style-name="Standard"><text:s text:c="8"/>request.setDescription("Downloading new version of the app");</text:p>
      <text:p text:style-name="Standard"><text:s text:c="8"/>request.setNotificationVisibility(DownloadManager.Request.VISIBILITY_VISIBLE_NOTIFY_COMPLETED);</text:p>
      <text:p text:style-name="Standard"><text:s text:c="8"/>request.setDestinationInExternalPublicDir(Environment.DIRECTORY_DOWNLOADS, "app-update.apk");</text:p>
      <text:p text:style-name="Standard"/>
      <text:p text:style-name="Standard"><text:s text:c="8"/>DownloadManager downloadManager = (DownloadManager) getSystemService(Context.DOWNLOAD_SERVICE);</text:p>
      <text:p text:style-name="Standard"><text:s text:c="8"/>downloadManager.enqueue(request);</text:p>
      <text:p text:style-name="Standard"/>
      <text:p text:style-name="Standard"><text:s text:c="8"/>registerReceiver(new BroadcastReceiver() {</text:p>
      <text:p text:style-name="Standard"><text:s text:c="12"/>@Override</text:p>
      <text:p text:style-name="Standard"><text:s text:c="12"/>public void onReceive(Context context, Intent intent) {</text:p>
      <text:p text:style-name="Standard"><text:s text:c="16"/>String action = intent.getAction();</text:p>
      <text:p text:style-name="Standard"><text:s text:c="16"/>if (DownloadManager.ACTION_DOWNLOAD_COMPLETE.equals(action)) {</text:p>
      <text:p text:style-name="Standard"><text:s text:c="20"/>long downloadId = intent.getLongExtra(DownloadManager.EXTRA_DOWNLOAD_ID, 0);</text:p>
      <text:p text:style-name="Standard"><text:s text:c="20"/>installApk(downloadId);</text:p>
      <text:p text:style-name="Standard"><text:s text:c="16"/>}</text:p>
      <text:p text:style-name="Standard"><text:s text:c="12"/>}</text:p>
      <text:p text:style-name="Standard"><text:s text:c="8"/>}, new IntentFilter(DownloadManager.ACTION_DOWNLOAD_COMPLETE));</text:p>
      <text:p text:style-name="Standard"><text:s text:c="4"/>}</text:p>
      <text:p text:style-name="Standard"/>
      <text:p text:style-name="Standard"><text:s text:c="4"/>private void installApk(long downloadId) {</text:p>
      <text:p text:style-name="Standard"><text:soft-page-break/><text:s text:c="8"/>DownloadManager downloadManager = (DownloadManager) getSystemService(Context.DOWNLOAD_SERVICE);</text:p>
      <text:p text:style-name="Standard"><text:s text:c="8"/>Uri uri = downloadManager.getUriForDownloadedFile(downloadId);</text:p>
      <text:p text:style-name="Standard"/>
      <text:p text:style-name="Standard"><text:s text:c="8"/>if (uri != null) {</text:p>
      <text:p text:style-name="Standard"><text:s text:c="12"/>Toast.makeText(MainActivity.this, "Download complete. Installing update...", Toast.LENGTH_SHORT).show();</text:p>
      <text:p text:style-name="Standard"><text:s text:c="12"/></text:p>
      <text:p text:style-name="Standard"><text:s text:c="12"/>Intent intent = new Intent(Intent.ACTION_VIEW);</text:p>
      <text:p text:style-name="Standard"><text:s text:c="12"/>intent.setDataAndType(uri, "application/vnd.android.package-archive");</text:p>
      <text:p text:style-name="Standard"><text:s text:c="12"/>intent.setFlags(Intent.FLAG_ACTIVITY_NEW_TASK);</text:p>
      <text:p text:style-name="Standard"><text:s text:c="12"/>startActivity(intent);</text:p>
      <text:p text:style-name="Standard"><text:s text:c="8"/>} else {</text:p>
      <text:p text:style-name="Standard"><text:s text:c="12"/>Toast.makeText(MainActivity.this, "Download failed", Toast.LENGTH_SHORT).show();</text:p>
      <text:p text:style-name="Standard"><text:s text:c="8"/>}</text:p>
      <text:p text:style-name="Standard"><text:s text:c="4"/>}</text:p>
      <text:p text:style-name="Standard">}</text:p>
      <text:p text:style-name="Standard">```</text:p>
      <text:p text:style-name="Standard"/>
      <text:p text:style-name="Standard">### Explicação</text:p>
      <text:p text:style-name="Standard"/>
      <text:p text:style-name="Standard">1. **`showUpdateDialog`**: Este método exibe um `AlertDialog` perguntando ao usuário se ele deseja baixar a atualização. O `AlertDialog` tem dois botões:</text:p>
      <text:p text:style-name="Standard"><text:s text:c="3"/>- **"Yes"**: Inicia o download da atualização.</text:p>
      <text:p text:style-name="Standard"><text:s text:c="3"/>- **"No"**: Fecha o diálogo e não faz nada.</text:p>
      <text:p text:style-name="Standard"/>
      <text:p text:style-name="Standard">2. **`startDownload`**: Inicia o download da atualização e mostra uma mensagem `Toast` informando que o download começou.</text:p>
      <text:p text:style-name="Standard"/>
      <text:p text:style-name="Standard">3. **`installApk`**: Após o download ser concluído, este método exibe uma mensagem `Toast` e inicia a instalação do APK.</text:p>
      <text:p text:style-name="Standard"/>
      <text:p text:style-name="Standard">### Testando</text:p>
      <text:p text:style-name="Standard"/>
      <text:p text:style-name="Standard">1. **Servidor de Teste**: Certifique-se de que o endpoint que fornece o JSON está configurado e acessível.</text:p>
      <text:p text:style-name="Standard">2. **Versão Atual**: Atualize a versão no servidor para garantir que a verificação de atualização funcione conforme o esperado.</text:p>
      <text:p text:style-name="Standard">3. **Execução do App**: Compile e execute o aplicativo para verificar se o `AlertDialog` aparece e se o download e a instalação são iniciados corretamente.</text:p>
      <text:p text:style-name="Standard"/>
      <text:p text:style-name="Standard">Com essas adições, você estará proporcionando uma experiência de atualização mais amigável ao usuário, permitindo que ele escolha se deseja ou não atualizar o aplicativo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7-19T11:41:34.899000000</dc:date>
    <meta:editing-duration>PT7S</meta:editing-duration>
    <meta:editing-cycles>1</meta:editing-cycles>
    <meta:document-statistic meta:table-count="0" meta:image-count="0" meta:object-count="0" meta:page-count="4" meta:paragraph-count="142" meta:word-count="635" meta:character-count="7414" meta:non-whitespace-character-count="5818"/>
    <meta:generator>LibreOffice/7.4.1.2$Windows_X86_64 LibreOffice_project/3c58a8f3a960df8bc8fd77b461821e42c061c5f0</meta:generator>
  </office:meta>
</office:document-meta>
</file>